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22bc8c"/>
    </style:style>
    <style:style style:name="P2" style:family="paragraph" style:parent-style-name="Text_20_body">
      <style:text-properties officeooo:rsid="00275de9" officeooo:paragraph-rsid="00275de9"/>
    </style:style>
    <style:style style:name="P3" style:family="paragraph" style:parent-style-name="Text_20_body">
      <style:text-properties officeooo:rsid="00275de9" officeooo:paragraph-rsid="004da84f"/>
    </style:style>
    <style:style style:name="P4" style:family="paragraph" style:parent-style-name="Text_20_body">
      <style:paragraph-properties fo:text-align="start" style:justify-single-word="false"/>
      <style:text-properties officeooo:rsid="0030e989" officeooo:paragraph-rsid="0030e989"/>
    </style:style>
    <style:style style:name="P5" style:family="paragraph" style:parent-style-name="Text_20_body">
      <style:text-properties officeooo:rsid="0030e989" officeooo:paragraph-rsid="0030e989"/>
    </style:style>
    <style:style style:name="P6" style:family="paragraph" style:parent-style-name="Text_20_body">
      <style:text-properties officeooo:rsid="00298d6a" officeooo:paragraph-rsid="00298d6a"/>
    </style:style>
    <style:style style:name="P7" style:family="paragraph" style:parent-style-name="Text_20_body">
      <style:text-properties officeooo:paragraph-rsid="002615a5"/>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font-size="12pt" officeooo:paragraph-rsid="00432808" style:font-size-asian="12pt" style:font-size-complex="12pt"/>
    </style:style>
    <style:style style:name="P10" style:family="paragraph" style:parent-style-name="Text_20_body">
      <style:text-properties fo:font-size="12pt" officeooo:rsid="0042627c" officeooo:paragraph-rsid="00432808" style:font-size-asian="12pt" style:font-size-complex="12pt"/>
    </style:style>
    <style:style style:name="P11" style:family="paragraph" style:parent-style-name="Text_20_body">
      <style:text-properties fo:font-size="12pt" officeooo:rsid="0041611a" officeooo:paragraph-rsid="0041611a" style:font-size-asian="12pt" style:font-size-complex="12pt"/>
    </style:style>
    <style:style style:name="P12" style:family="paragraph" style:parent-style-name="Text_20_body">
      <style:text-properties fo:font-size="12pt" officeooo:paragraph-rsid="005296eb" style:font-size-asian="12pt" style:font-size-complex="12pt"/>
    </style:style>
    <style:style style:name="P13" style:family="paragraph" style:parent-style-name="Text_20_body">
      <style:text-properties officeooo:paragraph-rsid="004da84f"/>
    </style:style>
    <style:style style:name="P14" style:family="paragraph" style:parent-style-name="Text_20_body">
      <style:text-properties officeooo:rsid="003841b5" officeooo:paragraph-rsid="003841b5"/>
    </style:style>
    <style:style style:name="P15" style:family="paragraph" style:parent-style-name="Text_20_body">
      <style:text-properties officeooo:rsid="002615a5" officeooo:paragraph-rsid="004da84f"/>
    </style:style>
    <style:style style:name="P16" style:family="paragraph" style:parent-style-name="Text_20_body">
      <style:text-properties officeooo:rsid="0017a4ad" officeooo:paragraph-rsid="0017a4ad"/>
    </style:style>
    <style:style style:name="P17" style:family="paragraph" style:parent-style-name="Text_20_body">
      <style:text-properties officeooo:rsid="0056f7af" officeooo:paragraph-rsid="0056f7af"/>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Heading_20_1">
      <style:paragraph-properties fo:break-before="page"/>
      <style:text-properties officeooo:rsid="0017825b" officeooo:paragraph-rsid="0017825b"/>
    </style:style>
    <style:style style:name="P21" style:family="paragraph" style:parent-style-name="Heading_20_1">
      <style:paragraph-properties fo:break-before="page"/>
    </style:style>
    <style:style style:name="P22" style:family="paragraph" style:parent-style-name="Heading_20_2">
      <style:paragraph-properties fo:text-align="center" style:justify-single-word="false"/>
      <style:text-properties fo:font-size="14pt" officeooo:paragraph-rsid="004da84f" style:font-size-asian="14pt" style:font-size-complex="14pt"/>
    </style:style>
    <style:style style:name="P23" style:family="paragraph" style:parent-style-name="Heading_20_2">
      <style:paragraph-properties fo:text-align="center" style:justify-single-word="false"/>
      <style:text-properties fo:font-size="14pt" officeooo:paragraph-rsid="00275de9" style:font-size-asian="14pt" style:font-size-complex="14pt"/>
    </style:style>
    <style:style style:name="P24" style:family="paragraph" style:parent-style-name="Heading_20_2">
      <style:paragraph-properties fo:text-align="center" style:justify-single-word="false"/>
      <style:text-properties fo:font-size="14pt" officeooo:paragraph-rsid="0030e989" style:font-size-asian="14pt" style:font-size-complex="14pt"/>
    </style:style>
    <style:style style:name="P25" style:family="paragraph" style:parent-style-name="Heading_20_2">
      <style:paragraph-properties fo:text-align="center" style:justify-single-word="false"/>
      <style:text-properties fo:font-size="14pt" style:font-size-asian="14pt" style:font-size-complex="14pt"/>
    </style:style>
    <style:style style:name="P26" style:family="paragraph" style:parent-style-name="Heading_20_2">
      <style:paragraph-properties fo:text-align="center" style:justify-single-word="false" fo:break-before="page"/>
      <style:text-properties fo:font-size="14pt" style:font-size-asian="14pt" style:font-size-complex="14pt"/>
    </style:style>
    <style:style style:name="P27" style:family="paragraph" style:parent-style-name="Heading_20_2">
      <style:paragraph-properties fo:text-align="center" style:justify-single-word="false"/>
      <style:text-properties fo:font-size="14pt" officeooo:paragraph-rsid="004cc20c" style:font-size-asian="14pt" style:font-size-complex="14pt"/>
    </style:style>
    <style:style style:name="P28" style:family="paragraph" style:parent-style-name="Heading_20_2" style:list-style-name="">
      <style:paragraph-properties fo:text-align="center" style:justify-single-word="false"/>
      <style:text-properties fo:font-size="14pt" style:font-size-asian="14pt" style:font-size-complex="14pt"/>
    </style:style>
    <style:style style:name="P29" style:family="paragraph" style:parent-style-name="Heading_20_2">
      <style:paragraph-properties fo:text-align="center" style:justify-single-word="false" fo:break-before="page"/>
      <style:text-properties fo:font-size="14pt" officeooo:rsid="003bbdce" officeooo:paragraph-rsid="003bbdce" style:font-size-asian="14pt" style:font-size-complex="14pt"/>
    </style:style>
    <style:style style:name="P30" style:family="paragraph" style:parent-style-name="Heading_20_2" style:list-style-name="">
      <style:paragraph-properties fo:text-align="center" style:justify-single-word="false"/>
      <style:text-properties fo:font-size="14pt" officeooo:rsid="003bbdce" officeooo:paragraph-rsid="003bbdce" style:font-size-asian="14pt" style:font-size-complex="14pt"/>
    </style:style>
    <style:style style:name="P31" style:family="paragraph" style:parent-style-name="Heading_20_2">
      <style:text-properties officeooo:paragraph-rsid="004da84f"/>
    </style:style>
    <style:style style:name="P32" style:family="paragraph" style:parent-style-name="Heading_20_2">
      <style:paragraph-properties fo:text-align="center" style:justify-single-word="false" fo:break-before="page"/>
      <style:text-properties officeooo:paragraph-rsid="004da84f"/>
    </style:style>
    <style:style style:name="P33" style:family="paragraph" style:parent-style-name="Heading_20_2" style:list-style-name="">
      <style:paragraph-properties fo:text-align="center" style:justify-single-word="false"/>
      <style:text-properties officeooo:paragraph-rsid="004da84f"/>
    </style:style>
    <style:style style:name="P34" style:family="paragraph" style:parent-style-name="Heading_20_2">
      <style:paragraph-properties fo:text-align="center" style:justify-single-word="false"/>
      <style:text-properties officeooo:paragraph-rsid="005eff6d"/>
    </style:style>
    <style:style style:name="P35" style:family="paragraph" style:parent-style-name="Heading_20_2">
      <style:paragraph-properties fo:break-before="page"/>
      <style:text-properties officeooo:paragraph-rsid="001f4c6b"/>
    </style:style>
    <style:style style:name="P36" style:family="paragraph" style:parent-style-name="Heading_20_2">
      <style:paragraph-properties fo:text-align="center" style:justify-single-word="false"/>
      <style:text-properties officeooo:rsid="0030e989" officeooo:paragraph-rsid="0030e989"/>
    </style:style>
    <style:style style:name="P37" style:family="paragraph" style:parent-style-name="Heading_20_2" style:list-style-name="">
      <style:paragraph-properties fo:text-align="center" style:justify-single-word="false"/>
      <style:text-properties officeooo:rsid="005aa66b" officeooo:paragraph-rsid="005aa66b"/>
    </style:style>
    <style:style style:name="P38" style:family="paragraph" style:parent-style-name="Heading_20_2">
      <style:text-properties officeooo:paragraph-rsid="005aa66b"/>
    </style:style>
    <style:style style:name="P39" style:family="paragraph" style:parent-style-name="Heading_20_2">
      <style:paragraph-properties fo:text-align="center" style:justify-single-word="false"/>
      <style:text-properties officeooo:rsid="0061548f" officeooo:paragraph-rsid="0061548f"/>
    </style:style>
    <style:style style:name="P40" style:family="paragraph" style:parent-style-name="Standard">
      <style:text-properties officeooo:paragraph-rsid="005eff6d"/>
    </style:style>
    <style:style style:name="P41" style:family="paragraph" style:parent-style-name="Standard">
      <style:text-properties officeooo:rsid="005eff6d" officeooo:paragraph-rsid="005eff6d"/>
    </style:style>
    <style:style style:name="P42" style:family="paragraph" style:parent-style-name="Standard">
      <style:paragraph-properties fo:text-align="start" style:justify-single-word="false"/>
      <style:text-properties officeooo:paragraph-rsid="005eff6d"/>
    </style:style>
    <style:style style:name="P43" style:family="paragraph" style:parent-style-name="Text_20_body">
      <style:text-properties fo:font-size="12pt" officeooo:paragraph-rsid="0041611a" style:font-size-asian="12pt" style:font-size-complex="12pt"/>
    </style:style>
    <style:style style:name="P44" style:family="paragraph" style:parent-style-name="Text_20_body">
      <style:text-properties fo:font-size="12pt" officeooo:rsid="0058fac7" officeooo:paragraph-rsid="0058fac7" style:font-size-asian="12pt" style:font-size-complex="12pt"/>
    </style:style>
    <style:style style:name="P45" style:family="paragraph" style:parent-style-name="Text_20_body">
      <style:text-properties fo:font-size="12pt" officeooo:paragraph-rsid="004cc20c" style:font-size-asian="12pt" style:font-size-complex="12pt"/>
    </style:style>
    <style:style style:name="P46" style:family="paragraph" style:parent-style-name="Text_20_body">
      <style:text-properties officeooo:rsid="00598bfe" officeooo:paragraph-rsid="00598bfe"/>
    </style:style>
    <style:style style:name="P47" style:family="paragraph" style:parent-style-name="Text_20_body">
      <style:text-properties officeooo:rsid="005aa66b" officeooo:paragraph-rsid="005aa66b"/>
    </style:style>
    <style:style style:name="P48" style:family="paragraph" style:parent-style-name="Text_20_body" style:list-style-name="">
      <style:paragraph-properties fo:text-align="start" style:justify-single-word="false"/>
      <style:text-properties officeooo:rsid="005aa66b" officeooo:paragraph-rsid="005aa66b"/>
    </style:style>
    <style:style style:name="P49" style:family="paragraph" style:parent-style-name="Text_20_body">
      <style:text-properties officeooo:rsid="00298d6a" officeooo:paragraph-rsid="004da84f"/>
    </style:style>
    <style:style style:name="P50" style:family="paragraph" style:parent-style-name="Text_20_body">
      <style:text-properties officeooo:rsid="005d4e57" officeooo:paragraph-rsid="005d4e57"/>
    </style:style>
    <style:style style:name="P51" style:family="paragraph" style:parent-style-name="Text_20_body">
      <style:text-properties officeooo:rsid="005dbc2f" officeooo:paragraph-rsid="005dbc2f"/>
    </style:style>
    <style:style style:name="P52" style:family="paragraph" style:parent-style-name="Text_20_body">
      <style:paragraph-properties fo:text-align="start" style:justify-single-word="false"/>
      <style:text-properties officeooo:rsid="0061548f" officeooo:paragraph-rsid="0061548f"/>
    </style:style>
    <style:style style:name="P53" style:family="paragraph" style:parent-style-name="Text_20_body">
      <style:paragraph-properties fo:text-align="start" style:justify-single-word="false"/>
      <style:text-properties officeooo:rsid="0035d316" officeooo:paragraph-rsid="0035d316"/>
    </style:style>
    <style:style style:name="P54" style:family="paragraph" style:parent-style-name="Text_20_body">
      <style:text-properties officeooo:rsid="00638c38" officeooo:paragraph-rsid="00638c38"/>
    </style:style>
    <style:style style:name="T1" style:family="text">
      <style:text-properties officeooo:rsid="0018b742"/>
    </style:style>
    <style:style style:name="T2" style:family="text">
      <style:text-properties officeooo:rsid="001aa8de"/>
    </style:style>
    <style:style style:name="T3" style:family="text">
      <style:text-properties fo:font-size="14pt" style:font-size-asian="14pt" style:font-size-complex="14pt"/>
    </style:style>
    <style:style style:name="T4" style:family="text">
      <style:text-properties fo:font-size="14pt" officeooo:rsid="001dd49b" style:font-size-asian="14pt" style:font-size-complex="14pt"/>
    </style:style>
    <style:style style:name="T5" style:family="text">
      <style:text-properties fo:font-size="14pt" fo:font-style="normal" style:font-size-asian="14pt" style:font-style-asian="normal" style:font-size-complex="14pt" style:font-style-complex="normal"/>
    </style:style>
    <style:style style:name="T6" style:family="text">
      <style:text-properties officeooo:rsid="001f4c6b"/>
    </style:style>
    <style:style style:name="T7" style:family="text">
      <style:text-properties officeooo:rsid="00203abf"/>
    </style:style>
    <style:style style:name="T8" style:family="text">
      <style:text-properties officeooo:rsid="0022bc8c"/>
    </style:style>
    <style:style style:name="T9" style:family="text">
      <style:text-properties fo:font-style="italic" officeooo:rsid="0022bc8c" style:font-style-asian="italic" style:font-style-complex="italic"/>
    </style:style>
    <style:style style:name="T10" style:family="text">
      <style:text-properties fo:font-style="normal" officeooo:rsid="00235ce8" style:font-style-asian="normal" style:font-style-complex="normal"/>
    </style:style>
    <style:style style:name="T11" style:family="text">
      <style:text-properties fo:font-style="normal" officeooo:rsid="0022bc8c" style:font-style-asian="normal" style:font-style-complex="normal"/>
    </style:style>
    <style:style style:name="T12" style:family="text">
      <style:text-properties fo:font-style="normal" officeooo:rsid="002615a5" style:font-style-asian="normal" style:font-style-complex="normal"/>
    </style:style>
    <style:style style:name="T13" style:family="text">
      <style:text-properties fo:font-style="normal" officeooo:rsid="002f2517" style:font-style-asian="normal" style:font-style-complex="normal"/>
    </style:style>
    <style:style style:name="T14" style:family="text">
      <style:text-properties fo:font-style="normal" officeooo:rsid="00314d7e" style:font-style-asian="normal" style:font-style-complex="normal"/>
    </style:style>
    <style:style style:name="T15" style:family="text">
      <style:text-properties fo:font-style="normal" officeooo:rsid="00357ccd" style:font-style-asian="normal" style:font-style-complex="normal"/>
    </style:style>
    <style:style style:name="T16" style:family="text">
      <style:text-properties officeooo:rsid="002545a0"/>
    </style:style>
    <style:style style:name="T17" style:family="text">
      <style:text-properties officeooo:rsid="00298d6a"/>
    </style:style>
    <style:style style:name="T18" style:family="text">
      <style:text-properties officeooo:rsid="002b8d28"/>
    </style:style>
    <style:style style:name="T19" style:family="text">
      <style:text-properties officeooo:rsid="002f2517"/>
    </style:style>
    <style:style style:name="T20" style:family="text">
      <style:text-properties officeooo:rsid="0030e989"/>
    </style:style>
    <style:style style:name="T21" style:family="text">
      <style:text-properties officeooo:rsid="00314d7e"/>
    </style:style>
    <style:style style:name="T22" style:family="text">
      <style:text-properties fo:font-size="12pt" fo:font-style="normal" style:font-size-asian="12pt" style:font-style-asian="normal" style:font-size-complex="12pt" style:font-style-complex="normal"/>
    </style:style>
    <style:style style:name="T23" style:family="text">
      <style:text-properties fo:font-size="12pt" fo:font-style="normal" officeooo:rsid="002f2517" style:font-size-asian="12pt" style:font-style-asian="normal" style:font-size-complex="12pt" style:font-style-complex="normal"/>
    </style:style>
    <style:style style:name="T24" style:family="text">
      <style:text-properties fo:font-size="12pt" fo:font-style="normal" officeooo:rsid="00314d7e" style:font-size-asian="12pt" style:font-style-asian="normal" style:font-size-complex="12pt" style:font-style-complex="normal"/>
    </style:style>
    <style:style style:name="T25" style:family="text">
      <style:text-properties fo:font-size="12pt" fo:font-style="normal" officeooo:rsid="0030e989" style:font-size-asian="12pt" style:font-style-asian="normal" style:font-size-complex="12pt" style:font-style-complex="normal"/>
    </style:style>
    <style:style style:name="T26" style:family="text">
      <style:text-properties fo:font-size="12pt" style:font-size-asian="12pt" style:font-size-complex="12pt"/>
    </style:style>
    <style:style style:name="T27" style:family="text">
      <style:text-properties officeooo:rsid="0031e559"/>
    </style:style>
    <style:style style:name="T28" style:family="text">
      <style:text-properties officeooo:rsid="0032a6f3"/>
    </style:style>
    <style:style style:name="T29" style:family="text">
      <style:text-properties officeooo:rsid="00385102"/>
    </style:style>
    <style:style style:name="T30" style:family="text">
      <style:text-properties officeooo:rsid="00396aed"/>
    </style:style>
    <style:style style:name="T31" style:family="text">
      <style:text-properties officeooo:rsid="003bbdce"/>
    </style:style>
    <style:style style:name="T32" style:family="text">
      <style:text-properties officeooo:rsid="003d424a"/>
    </style:style>
    <style:style style:name="T33" style:family="text">
      <style:text-properties officeooo:rsid="003ed4e1"/>
    </style:style>
    <style:style style:name="T34" style:family="text">
      <style:text-properties officeooo:rsid="00409b89"/>
    </style:style>
    <style:style style:name="T35" style:family="text">
      <style:text-properties officeooo:rsid="0041611a"/>
    </style:style>
    <style:style style:name="T36" style:family="text">
      <style:text-properties officeooo:rsid="0042627c"/>
    </style:style>
    <style:style style:name="T37" style:family="text">
      <style:text-properties officeooo:rsid="00432808"/>
    </style:style>
    <style:style style:name="T38" style:family="text">
      <style:text-properties officeooo:rsid="0044f997"/>
    </style:style>
    <style:style style:name="T39" style:family="text">
      <style:text-properties officeooo:rsid="004642b1"/>
    </style:style>
    <style:style style:name="T40" style:family="text">
      <style:text-properties officeooo:rsid="0048e6c8"/>
    </style:style>
    <style:style style:name="T41" style:family="text">
      <style:text-properties officeooo:rsid="00502325"/>
    </style:style>
    <style:style style:name="T42" style:family="text">
      <style:text-properties officeooo:rsid="00515adc"/>
    </style:style>
    <style:style style:name="T43" style:family="text">
      <style:text-properties officeooo:rsid="005296eb"/>
    </style:style>
    <style:style style:name="T44" style:family="text">
      <style:text-properties officeooo:rsid="00534f8b"/>
    </style:style>
    <style:style style:name="T45" style:family="text">
      <style:text-properties officeooo:rsid="0054c7f0"/>
    </style:style>
    <style:style style:name="T46" style:family="text">
      <style:text-properties officeooo:rsid="00562116"/>
    </style:style>
    <style:style style:name="T47" style:family="text">
      <style:text-properties officeooo:rsid="00565456"/>
    </style:style>
    <style:style style:name="T48" style:family="text">
      <style:text-properties officeooo:rsid="00577c03"/>
    </style:style>
    <style:style style:name="T49" style:family="text">
      <style:text-properties officeooo:rsid="0057a125"/>
    </style:style>
    <style:style style:name="T50" style:family="text">
      <style:text-properties officeooo:rsid="005832cc"/>
    </style:style>
    <style:style style:name="T51" style:family="text">
      <style:text-properties officeooo:rsid="00589d79"/>
    </style:style>
    <style:style style:name="T52" style:family="text">
      <style:text-properties officeooo:rsid="0058e10f"/>
    </style:style>
    <style:style style:name="T53" style:family="text">
      <style:text-properties officeooo:rsid="005c021b"/>
    </style:style>
    <style:style style:name="T54" style:family="text">
      <style:text-properties officeooo:rsid="005dbc2f"/>
    </style:style>
    <style:style style:name="T55" style:family="text">
      <style:text-properties style:font-name="Arial1"/>
    </style:style>
    <style:style style:name="T56" style:family="text">
      <style:text-properties style:font-name="Arial1" officeooo:rsid="005e0d66"/>
    </style:style>
    <style:style style:name="T57" style:family="text">
      <style:text-properties style:font-name="Arial1" officeooo:rsid="005eff6d"/>
    </style:style>
    <style:style style:name="T58" style:family="text">
      <style:text-properties style:font-name="Arial1" officeooo:rsid="005f69ef"/>
    </style:style>
    <style:style style:name="T59" style:family="text">
      <style:text-properties officeooo:rsid="005eff6d"/>
    </style:style>
    <style:style style:name="T60" style:family="text">
      <style:text-properties officeooo:rsid="006333a9"/>
    </style:style>
    <style:style style:name="T61" style:family="text">
      <style:text-properties officeooo:rsid="00647ebf"/>
    </style:style>
    <style:style style:name="T62" style:family="text">
      <style:text-properties officeooo:rsid="0067302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orror Vacui</text:p>
      <text:p text:style-name="Subtitle">Enemies, Swarms, and Desig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97_2320737961" text:style-name="Index_20_Link" text:visited-style-name="Index_20_Link">Design<text:tab/>2</text:a></text:p>
          <text:p text:style-name="P18"><text:a xlink:type="simple" xlink:href="#__RefHeading___Toc99_2320737961" text:style-name="Index_20_Link" text:visited-style-name="Index_20_Link">Enemies<text:tab/>3</text:a></text:p>
          <text:p text:style-name="P19"><text:a xlink:type="simple" xlink:href="#__RefHeading___Toc125_2320737961" text:style-name="Index_20_Link" text:visited-style-name="Index_20_Link">Glyphid Architect<text:tab/>3</text:a></text:p>
          <text:p text:style-name="P19"><text:a xlink:type="simple" xlink:href="#__RefHeading___Toc117_2320737961" text:style-name="Index_20_Link" text:visited-style-name="Index_20_Link">Glyphid Bombardier<text:tab/>3</text:a></text:p>
          <text:p text:style-name="P19"><text:a xlink:type="simple" xlink:href="#__RefHeading___Toc528_3557190805" text:style-name="Index_20_Link" text:visited-style-name="Index_20_Link">Glyphid Scorcher<text:tab/>3</text:a></text:p>
          <text:p text:style-name="P19"><text:a xlink:type="simple" xlink:href="#__RefHeading___Toc148_2320737961" text:style-name="Index_20_Link" text:visited-style-name="Index_20_Link">Glyphid Brute<text:tab/>3</text:a></text:p>
          <text:p text:style-name="P19"><text:a xlink:type="simple" xlink:href="#__RefHeading___Toc379_2658282532" text:style-name="Index_20_Link" text:visited-style-name="Index_20_Link">Glyphid Grunt<text:tab/>3</text:a></text:p>
          <text:p text:style-name="P19"><text:a xlink:type="simple" xlink:href="#__RefHeading___Toc109_2320737961%20Copy%201" text:style-name="Index_20_Link" text:visited-style-name="Index_20_Link">Glyphid Divider and Component<text:tab/>4</text:a></text:p>
          <text:p text:style-name="P19"><text:a xlink:type="simple" xlink:href="#__RefHeading___Toc530_3557190805" text:style-name="Index_20_Link" text:visited-style-name="Index_20_Link">Glyphid Enforcer<text:tab/>4</text:a></text:p>
          <text:p text:style-name="P19"><text:a xlink:type="simple" xlink:href="#__RefHeading___Toc103_2320737961" text:style-name="Index_20_Link" text:visited-style-name="Index_20_Link">Glyphid Firecracker<text:tab/>5</text:a></text:p>
          <text:p text:style-name="P19"><text:a xlink:type="simple" xlink:href="#__RefHeading___Toc146_2320737961" text:style-name="Index_20_Link" text:visited-style-name="Index_20_Link">Glyphid Oppressor<text:tab/>5</text:a></text:p>
          <text:p text:style-name="P19"><text:a xlink:type="simple" xlink:href="#__RefHeading___Toc111_2320737961%20Copy%201" text:style-name="Index_20_Link" text:visited-style-name="Index_20_Link">Glyphid Drone<text:tab/>5</text:a></text:p>
          <text:p text:style-name="P19"><text:a xlink:type="simple" xlink:href="#__RefHeading___Toc286_2769724844" text:style-name="Index_20_Link" text:visited-style-name="Index_20_Link">Glyphid Drone Slasher<text:tab/>5</text:a></text:p>
          <text:p text:style-name="P19"><text:a xlink:type="simple" xlink:href="#__RefHeading___Toc115_2320737961" text:style-name="Index_20_Link" text:visited-style-name="Index_20_Link">Glyphid Dreadnought Lacerator<text:tab/>5</text:a></text:p>
          <text:p text:style-name="P19"><text:a xlink:type="simple" xlink:href="#__RefHeading___Toc119_2320737961" text:style-name="Index_20_Link" text:visited-style-name="Index_20_Link">Glyphid Fester Nexus<text:tab/>6</text:a></text:p>
          <text:p text:style-name="P19"><text:a xlink:type="simple" xlink:href="#__RefHeading___Toc288_2769724844" text:style-name="Index_20_Link" text:visited-style-name="Index_20_Link">Fester Nexus Polyp<text:tab/>6</text:a></text:p>
          <text:p text:style-name="P19"><text:a xlink:type="simple" xlink:href="#__RefHeading___Toc121_2320737961" text:style-name="Index_20_Link" text:visited-style-name="Index_20_Link">Glyphid Reaper<text:tab/>7</text:a></text:p>
          <text:p text:style-name="P19"><text:a xlink:type="simple" xlink:href="#__RefHeading___Toc123_2320737961" text:style-name="Index_20_Link" text:visited-style-name="Index_20_Link">Mactera Bulwark<text:tab/>7</text:a></text:p>
          <text:p text:style-name="P19"><text:a xlink:type="simple" xlink:href="#__RefHeading___Toc129_2320737961" text:style-name="Index_20_Link" text:visited-style-name="Index_20_Link">Naedocyte Nomad<text:tab/>7</text:a></text:p>
          <text:p text:style-name="P19"><text:a xlink:type="simple" xlink:href="#__RefHeading___Toc131_2320737961" text:style-name="Index_20_Link" text:visited-style-name="Index_20_Link">Naedocyte Brawler<text:tab/>7</text:a></text:p>
          <text:p text:style-name="P19"><text:a xlink:type="simple" xlink:href="#__RefHeading___Toc133_2320737961" text:style-name="Index_20_Link" text:visited-style-name="Index_20_Link">Naedocyte Twins (Fortifier and Minelayer)<text:tab/>7</text:a></text:p>
          <text:p text:style-name="P19"><text:a xlink:type="simple" xlink:href="#__RefHeading___Toc135_2320737961" text:style-name="Index_20_Link" text:visited-style-name="Index_20_Link">Korlok Reticula<text:tab/>7</text:a></text:p>
          <text:p text:style-name="P19"><text:a xlink:type="simple" xlink:href="#__RefHeading___Toc383_2658282532" text:style-name="Index_20_Link" text:visited-style-name="Index_20_Link">The Immortal<text:tab/>7</text:a></text:p>
          <text:p text:style-name="P19"><text:a xlink:type="simple" xlink:href="#__RefHeading___Toc127_2320737961" text:style-name="Index_20_Link" text:visited-style-name="Index_20_Link">The Reacher<text:tab/>8</text:a></text:p>
          <text:p text:style-name="P18"><text:a xlink:type="simple" xlink:href="#__RefHeading___Toc101_2320737961" text:style-name="Index_20_Link" text:visited-style-name="Index_20_Link">Swarms<text:tab/>9</text:a></text:p>
        </text:index-body>
      </text:table-of-content>
      <text:p text:style-name="Text_20_body"/>
      <text:h text:style-name="P20" text:outline-level="1"><text:bookmark-start text:name="__RefHeading___Toc97_2320737961"/>Design<text:bookmark-end text:name="__RefHeading___Toc97_2320737961"/></text:h>
      <text:p text:style-name="P16"><text:tab/>Horror Vacui was designed with <text:span text:style-name="T46">four</text:span> key principles in mind: challenge, spontaneity,<text:span text:style-name="T46"> </text:span>fairness<text:span text:style-name="T46">, and otherworldly themes</text:span>. Every mission should substantially challenge players' mechanical and attention skills, be <text:span text:style-name="T1">un</text:span>predictable to the best of the author's ability, and at the end of it all be fair in such a way that frustration is <text:span text:style-name="T1">from poor play and judgment, not from a lack of available options</text:span><text:span text:style-name="T19">,</text:span><text:span text:style-name="T1"> </text:span><text:span text:style-name="T2">strategies</text:span><text:span text:style-name="T19">, or reasonable expectation</text:span><text:span text:style-name="T47"> - all while suspenseful and unsettling feelings haunt the narrative.</text:span></text:p>
      <text:p text:style-name="P16"/>
      <text:p text:style-name="P17"><text:tab/>Horror Vacui will never make use of biome-specific enemies. Horror Vacui will never use overly punishing damage resistances as part of its enemy design, nor will it ever design enemies solely to counteract weapons or tools; it will use enemies <text:span text:style-name="T48">first and foremost </text:span>as a means to challenge strategy<text:span text:style-name="T49"> and skill.</text:span></text:p>
      <text:h text:style-name="P21" text:outline-level="1"><text:bookmark-start text:name="__RefHeading___Toc99_2320737961"/>Enemies<text:bookmark-end text:name="__RefHeading___Toc99_2320737961"/></text:h>
      <text:h text:style-name="P22" text:outline-level="2"><text:bookmark-start text:name="__RefHeading___Toc125_2320737961"/><text:span text:style-name="T14">Glyphid</text:span><text:span text:style-name="T13"> Architect</text:span><text:bookmark-end text:name="__RefHeading___Toc125_2320737961"/></text:h>
      <text:p text:style-name="P13"><text:span text:style-name="T5"><text:tab/></text:span><text:span text:style-name="T23">A</text:span><text:span text:style-name="T22"> </text:span><text:span text:style-name="T24">rarely spawning </text:span><text:span text:style-name="T22">variant of the</text:span><text:span text:style-name="T24"> Glyphid Menace that shoots projectiles which spawn platforms created by the Engineer's platform gun. Its role is to disrupt player movement, entrap players in small spaces, and provide emergent gameplay systems by creating completely new terrain for players and enemies to encounter and utilize.</text:span></text:p>
      <text:h text:style-name="P22" text:outline-level="2"><text:bookmark-start text:name="__RefHeading___Toc117_2320737961"/>Glyphid Bombardier<text:bookmark-end text:name="__RefHeading___Toc117_2320737961"/></text:h>
      <text:p text:style-name="P49"><text:span text:style-name="T24"><text:tab/>The Glyphid Bombardier is a yellowish Septic Spreader that spawns swarmers from its spawnshot projectiles. Its role is to distract players with the tides of swarmers produced.</text:span><text:span text:style-name="T25"> At moderate distances, the Bombardier will charge at players to melee strike them.</text:span></text:p>
      <text:h text:style-name="P38" text:outline-level="2"><text:bookmark-start text:name="__RefHeading___Toc528_3557190805"/>Glyphid Scorcher<text:bookmark-end text:name="__RefHeading___Toc528_3557190805"/></text:h>
      <text:p text:style-name="P47"><text:span text:style-name="T25"><text:tab/>A large, red variant of the Septic Spreader that </text:span><text:span text:style-name="T22">launches a wall of fire at players, attempting to drive them away from open holds.</text:span></text:p>
      <text:h text:style-name="P31" text:outline-level="2"><text:bookmark-start text:name="__RefHeading___Toc148_2320737961"/>Glyphid Brute<text:bookmark-end text:name="__RefHeading___Toc148_2320737961"/></text:h>
      <text:p text:style-name="P15"><text:tab/>The Glyphid Brute is a dull gray and lustrous black variant of the Glyphid <text:span text:style-name="T50">Glasher</text:span> that has a higher health pool and much quicker movement speed. <text:span text:style-name="T19">Upon striking a player, it slows their movement by 50% for 2 seconds. </text:span>Its role is to provide constant pressure by pushing <text:span text:style-name="T19">the fighting frontlines around and being highly disprutive to player positioning.</text:span></text:p>
      <text:h text:style-name="Heading_20_2" text:outline-level="2"><text:bookmark-start text:name="__RefHeading___Toc379_2658282532"/>Glyphid Grunt<text:bookmark-end text:name="__RefHeading___Toc379_2658282532"/></text:h>
      <text:p text:style-name="P14"><text:tab/>The bulk of enemy forces - small, nimble, and of respectable damage and health. Their role is to overwhelm the player with sheer numbers from multiple angles and to distract them from fighting more dangerous foes - or, to outright kill players while they are focused on something else.</text:p>
      <text:h text:style-name="P33" text:outline-level="2"><text:span text:style-name="T3"/></text:h>
      <text:h text:style-name="P32" text:outline-level="2"><text:bookmark-start text:name="__RefHeading___Toc109_2320737961 Copy 1"/><text:span text:style-name="T3">Glyphid Divider</text:span><text:span text:style-name="T4"> and Component</text:span><text:bookmark-end text:name="__RefHeading___Toc109_2320737961 Copy 1"/></text:h>
      <text:p text:style-name="P3"><text:tab/>The Glyphid Divider is a lustrous red Sentinel that spawns only during swarms at varying distances and distributions. Its role is to spawn behind sealed walls and dead ends to dig <text:span text:style-name="T20">through terrain </text:span>and disrupt holds and bunkers. While alive, <text:span text:style-name="T20">Glyphid </text:span>Dividers spawn a small trickle of <text:span text:style-name="T20">Glyphid </text:span>Components. Upon death, they release several Components.</text:p>
      <text:p text:style-name="P3"/>
      <text:p text:style-name="P3"><text:tab/>Glyphid Components are <text:span text:style-name="T20">small red</text:span> Sentinels that spawn only from a Divider's presence. They are<text:span text:style-name="T20"> relatively numerous and spawn in a smattered distribution.</text:span> Their role is to catch players off guard and finish digging out <text:span text:style-name="T20">terrain to destroy holds and bunkers, should the Dividers themselves </text:span><text:span text:style-name="T50">die while digging.</text:span></text:p>
      <text:h text:style-name="P37" text:outline-level="2"><text:bookmark-start text:name="__RefHeading___Toc530_3557190805"/>Glyphid Enforcer<text:bookmark-end text:name="__RefHeading___Toc530_3557190805"/></text:h>
      <text:p text:style-name="P48"><text:tab/>A Glyphid Menace variant that fires a fan of fireballs at players to <text:span text:style-name="T53">apply pressure in both open and enclosed spaces. Its burrowing ability ensures helps to ensure that it always keeps players on edge.</text:span></text:p>
      <text:h text:style-name="P35" text:outline-level="2"><text:bookmark-start text:name="__RefHeading___Toc103_2320737961"/>Glyphid Firecracker<text:bookmark-end text:name="__RefHeading___Toc103_2320737961"/></text:h>
      <text:p text:style-name="P1"><text:span text:style-name="T6"><text:tab/></text:span>The Glyphid Firecracker<text:span text:style-name="T6"> appears as a white Glyphid Exploder, moving 70% faster than </text:span><text:span text:style-name="T16">its typical red counterpart.</text:span><text:span text:style-name="T6"> They are notable for appearing at random in large groups of varying distance and distribution</text:span><text:span text:style-name="T8">. Its role is to catch players off guard</text:span><text:span text:style-name="T19"> with their extremely high speed - </text:span><text:span text:style-name="T8">especially during recovery periods</text:span><text:span text:style-name="T19"> - and kill them by detonating; they also seek to punish bunkering strategies where players sit in one fortified position and endure enemy onslaughts.</text:span><text:span text:style-name="T8"> </text:span><text:span text:style-name="T6">They </text:span><text:span text:style-name="T62">very rarely</text:span><text:span text:style-name="T6"> spawn during mo</text:span><text:span text:style-name="T7">s</text:span><text:span text:style-name="T6">t of an announced swarm so that they cannot kill </text:span><text:span text:style-name="T7">other enemies</text:span><text:span text:style-name="T19"> or aggravate players.</text:span></text:p>
      <text:h text:style-name="Heading_20_2" text:outline-level="2"><text:bookmark-start text:name="__RefHeading___Toc146_2320737961"/>Glyphid Oppressor<text:bookmark-end text:name="__RefHeading___Toc146_2320737961"/></text:h>
      <text:p text:style-name="P7"><text:span text:style-name="T8"><text:tab/>The Glyphid Oppressor is a heavily armored enemy invulnerable to most forms of damage from all angles except the rear. Compared to its standard (base game) counterpart, the Oppressor in </text:span><text:span text:style-name="T9">Horror Vacui</text:span><text:span text:style-name="T11"> is faster, more agile, and less durable. Its role is to provide instantaneous pressure to force players out of safe position</text:span><text:span text:style-name="T10">s</text:span><text:span text:style-name="T11"> and punish bunkers</text:span><text:span text:style-name="T12">, but </text:span><text:span text:style-name="T13">remains vulnerable to open spaces and good player maneuverability - things not </text:span><text:span text:style-name="T15">possible </text:span><text:span text:style-name="T13">inside Bunkers.</text:span></text:p>
      <text:h text:style-name="P39" text:outline-level="2">Glyphid Knight</text:h>
      <text:p text:style-name="P52"><text:tab/>A veteran of the Praetorian acting as a contrast to the Oppressor. It boasts much higher damage, movespeed, and stun<text:span text:style-name="T60">, along with being stun immune. The Knight's armor is weaker,</text:span> <text:span text:style-name="T60">it is weak to melee, i</text:span>ts spit range is reduced<text:span text:style-name="T60">, </text:span>and it leaves no gas behind on death. Its main role is to work together with Brutes to break teams apart<text:span text:style-name="T60"> by virtue of guaranteed melee strikes and advancing the swarmfront forward.</text:span></text:p>
      <text:h text:style-name="P23" text:outline-level="2" text:is-list-header="true"><text:bookmark-start text:name="__RefHeading___Toc111_2320737961 Copy 1"/>Glyphid Drone<text:bookmark-end text:name="__RefHeading___Toc111_2320737961 Copy 1"/></text:h>
      <text:p text:style-name="P2"><text:tab/>The Glyphid Drone is an off-white Glyphid Grunt that spawns from <text:span text:style-name="T20">Fester Nexuses and Fester Polyps</text:span>. Its role is to provide a greater threat than Glyphid Spawn, and instantaneous pressure when a<text:span text:style-name="T20"> Fester </text:span>Nexus is killed by a player or random mission occurrence.</text:p>
      <text:h text:style-name="P36" text:outline-level="2" text:is-list-header="true"><text:bookmark-start text:name="__RefHeading___Toc286_2769724844"/>Glyphid Drone Slasher<text:bookmark-end text:name="__RefHeading___Toc286_2769724844"/></text:h>
      <text:p text:style-name="P4"><text:tab/>The Glyphid Drone Slasher is a <text:span text:style-name="T51">Slasher </text:span>variant of the Glyphid Drone that spawns from Brood Nexuses created during the level building process.</text:p>
      <text:h text:style-name="P24" text:outline-level="2"><text:bookmark-start text:name="__RefHeading___Toc115_2320737961"/>Glyphid Dreadnought Lacerator<text:bookmark-end text:name="__RefHeading___Toc115_2320737961"/></text:h>
      <text:p text:style-name="Text_20_body"><text:span text:style-name="T17"><text:tab/></text:span>The Dreadnought Lacerator<text:span text:style-name="T17"> is a larger, heavily armored boss enemy that spawns at random. Its role is to induce panic and split teams with its attacks, while boasting high health that makes removing its threat a team challenge.</text:span></text:p>
      <text:h text:style-name="P28" text:outline-level="2"/>
      <text:h text:style-name="P26" text:outline-level="2"><text:bookmark-start text:name="__RefHeading___Toc119_2320737961"/>Glyphid Fester Nexus<text:bookmark-end text:name="__RefHeading___Toc119_2320737961"/></text:h>
      <text:p text:style-name="P6"><text:tab/>The Glyphid Fester Nexus is a <text:span text:style-name="T20">bright red variant of the</text:span> Brood Nexus which respawns at random. Its role is to add very mild area denial and pressure, and sometimes outright block passageways.<text:span text:style-name="T20"> It spawns Glyphid Drones and Fester Nexus Polyps. The Fester Nexus itself loses health slowly and will eventually die, releasing numerous drones. The slowly declining health acts as a means to</text:span><text:span text:style-name="T21"> limit the total number of enemies the Fester Nexus can spawn to avoid frustrating players.</text:span></text:p>
      <text:h text:style-name="Heading_20_2" text:outline-level="2"><text:bookmark-start text:name="__RefHeading___Toc288_2769724844"/>Fester Nexus Polyp<text:bookmark-end text:name="__RefHeading___Toc288_2769724844"/></text:h>
      <text:p text:style-name="P5"><text:tab/>The Fester Nexus Polyp is a sickly yellow variant of the Brood nexus which is spawned in a wide, random distribution by the Fester Nexus. It spawns Glyphid Drones at a steady pace while losing health whereupon death it will release numerous Drones. The Nexus Polyp loses health faster than its parent Fester Nexus, ensuring lulls and spikes in the amount of Drones while providing a safeguard against continual Drone spam that may annoy players.</text:p>
      <text:h text:style-name="P26" text:outline-level="2"><text:bookmark-start text:name="__RefHeading___Toc121_2320737961"/>Glyphid Reaper<text:bookmark-end text:name="__RefHeading___Toc121_2320737961"/></text:h>
      <text:p text:style-name="Text_20_body"><text:span text:style-name="T17"><text:tab/></text:span>The Glyphid Reaper is an exceptionally large, white Bulk detonator<text:span text:style-name="T18"> that boasts higher health, much larger dig sizes, explosion sizes, stomp size and damage, and vastly more bomblet projectiles. However, its slow speed makes it less of an active threat and more of a passive one, as its large physical size and lingering presence makes it difficult</text:span><text:span text:style-name="T40"> for players</text:span><text:span text:style-name="T18"> to </text:span><text:span text:style-name="T28">navigate</text:span><text:span text:style-name="T21"> narrow passageways and small rooms. </text:span><text:span text:style-name="T18">Its role is passive area denial, instantaneous player pressure, and complete ruination of parts of the cave if care is not taken</text:span><text:span text:style-name="T29"> - including destroying bunkers</text:span><text:span text:style-name="T18">.</text:span><text:span text:style-name="T21"> Skilled application of the Reaper's death explosion can be used to improve the cave or even wipe out very large groups of enemies.</text:span></text:p>
      <text:h text:style-name="P25" text:outline-level="2"><text:bookmark-start text:name="__RefHeading___Toc123_2320737961"/>Mactera Bulwark<text:bookmark-end text:name="__RefHeading___Toc123_2320737961"/></text:h>
      <text:p text:style-name="Text_20_body"><text:span text:style-name="T30"><text:tab/></text:span>A tougher variant of the Mactera Trijaw <text:span text:style-name="T41">that uses its explosive projectiles to</text:span> apply aerial pressure to players, along with slowly chipping away at terrain or barriers that players have created<text:span text:style-name="T41">.</text:span></text:p>
      <text:h text:style-name="P25" text:outline-level="2"><text:bookmark-start text:name="__RefHeading___Toc129_2320737961"/>Naedocyte Nomad<text:bookmark-end text:name="__RefHeading___Toc129_2320737961"/></text:h>
      <text:p text:style-name="Text_20_body"><text:span text:style-name="T27"><text:tab/></text:span>A purple variant of the Naedocyte Breeder with lower health that rarely spawns at random during the course of a mission. Its primary role is to populate the cave with Naedocytes to distract players and challenge their weapon choices.</text:p>
      <text:h text:style-name="Heading_20_2" text:outline-level="2"><text:bookmark-start text:name="__RefHeading___Toc131_2320737961"/>Naedocyte Brawler<text:bookmark-end text:name="__RefHeading___Toc131_2320737961"/></text:h>
      <text:p text:style-name="P8"><text:span text:style-name="T28"><text:tab/></text:span>A large, <text:span text:style-name="T28">yellow, and tougher variant of a Naedocyte Swarmer that only spawns during swarms. Its role is to distract players and potentially soak up damage meant for other threats.</text:span></text:p>
      <text:h text:style-name="P34" text:outline-level="2"><text:bookmark-start text:name="__RefHeading___Toc133_2320737961"/><text:span text:style-name="T3">Naedocyte Twins (Fortifier and Minelayer)</text:span><text:bookmark-end text:name="__RefHeading___Toc133_2320737961"/></text:h>
      <text:p text:style-name="P42"><text:span text:style-name="T59"><text:tab/></text:span>The Naedocyte Twins are two boss breeders that always spawn simultaneously<text:span text:style-name="T59"> with the singular purpose of disrupting players by creating large swathes of sprouts - if special care is not taken to dispatch of the Twins quickly, they can singlehandedly create a loss condition.</text:span></text:p>
      <text:p text:style-name="P40"><text:tab/></text:p>
      <text:p text:style-name="P40"><text:span text:style-name="T57"><text:tab/></text:span><text:span text:style-name="T55">The Fortifier</text:span><text:span text:style-name="T56"> is a dazzling yellow Naedocyte Breeder that </text:span><text:span text:style-name="T57">quickly creates a solid, contiguous wall of Korlok Sprouts to obstruct paths and provide additional pressure. The sprouts commonly interact with Architect platforms, making them an unpredictable source of dange</text:span><text:span text:style-name="T58">r. Its upfront pressure allows the Minelayer to slip away and place surprises uncontested.</text:span></text:p>
      <text:p text:style-name="P41"><text:span text:style-name="T55"><text:tab/></text:span></text:p>
      <text:p text:style-name="P41"><text:span text:style-name="T55"><text:tab/>The Minelayer is a dull green Naedocyte Breeder that quickly darts around the environment in a random and uncoordinated manner, placing singular Korlok Sprouts in unexpected places to catch players off guard</text:span><text:span text:style-name="T58"> while they are distracted with the Fortifier's upfront pressure.</text:span></text:p>
      <text:p text:style-name="P40"><text:span text:style-name="T56"/></text:p>
      <text:h text:style-name="P25" text:outline-level="2"><text:bookmark-start text:name="__RefHeading___Toc135_2320737961"/><text:soft-page-break/>Korlok Reticula<text:bookmark-end text:name="__RefHeading___Toc135_2320737961"/></text:h>
      <text:p text:style-name="P53"><text:span text:style-name="T26"><text:tab/>Korlok Reticula are slightly larger variants of the Korlok Sprouts spawned by the Korlok Tyrant-Weed Boss enemy. They exist to fill an unused niche of more numerous, lower health and lower damage stationary enemies that can be spawned in smaller spaces to surprise players.</text:span></text:p>
      <text:h text:style-name="Heading_20_2" text:outline-level="2" text:is-list-header="true">Lance Infector</text:h>
      <text:p text:style-name="P54"><text:tab/>A member of the Infector family that fires three cascading walls similar to the Lacerator's stomp attack. It was designed to punish 'creeping' strategies for clearing rooms,<text:span text:style-name="T61"> oftentimes forcing players out into dangerous situations just to kill the highly problematic Lancer.</text:span></text:p>
      <text:h text:style-name="P30" text:outline-level="2"/>
      <text:h text:style-name="P29" text:outline-level="2"><text:bookmark-start text:name="__RefHeading___Toc383_2658282532"/>The Immortal<text:bookmark-end text:name="__RefHeading___Toc383_2658282532"/></text:h>
      <text:p text:style-name="P12"><text:span text:style-name="T31"><text:tab/>A</text:span> large member of the Naedocyte family - the flying 'jellyfish' enemies that populate the caves at times<text:span text:style-name="T32">; it only spawns once at the start of every mission and no others will spawn during the course of any given mission.</text:span><text:span text:style-name="T42"> Failsafe logic exists to ensure there is only ever one Immortal alive at a time. </text:span><text:span text:style-name="T32">The Immortal is effectively immune to all methods of destruction or harm but any stun applied lasts twice as long </text:span><text:span text:style-name="T34">with a resultant </text:span><text:span text:style-name="T32">10s cooldown and it can be slowed by status effects that incur movement penalties</text:span><text:span text:style-name="T34">; the slows from status effects are unchanged.</text:span><text:span text:style-name="T32"> </text:span></text:p>
      <text:p text:style-name="P12"><text:span text:style-name="T43"><text:tab/></text:span><text:span text:style-name="T32">The Immortal travels relatively slowly when </text:span><text:span text:style-name="T38">near</text:span><text:span text:style-name="T32"> players, but its speed increases gradually to an extreme degree as players increase their distance from it. </text:span><text:span text:style-name="T42">At random, the Immortal will 'teleport' across the cave to a spot near the players (by dying and then triggering the failsafe spawner) - originally a workaround fix for buggy behavior now made into a feature.</text:span><text:span text:style-name="T32"><text:line-break/><text:line-break/></text:span><text:span text:style-name="T43"><text:tab/></text:span><text:span text:style-name="T32">If players spend too long in close proximity to the Immortal they will take a substantial chunk of damage and be set on fire</text:span><text:span text:style-name="T44">; </text:span><text:span text:style-name="T32">Driller's 50% Fire Resistance armor mod necessitates that he be struck approximately three times to be set on fire and the afterburn deals less damage as well</text:span><text:span text:style-name="T45">: </text:span><text:span text:style-name="T32">an intended design choice to allow Drillers to focus on the </text:span><text:span text:style-name="T33">numerous </text:span><text:span text:style-name="T32">trash enemies without being constantly </text:span><text:span text:style-name="T39">annoyed by </text:span><text:span text:style-name="T32">The Immortal's presence.</text:span><text:span text:style-name="T34"> </text:span></text:p>
      <text:p text:style-name="P10"><text:tab/></text:p>
      <text:p text:style-name="P9"><text:span text:style-name="T37"><text:tab/></text:span><text:span text:style-name="T36">During a swarm, The Immortal becomes drastically slower, immune to all stun, and turns purple to signify the change; effectively turning it into an easily avoidable enemy that may 'soft camp' certain spots of the cave without being an overbearing nuisance during frantic firefights; when a swarm is finished The Immortal reverts to its previously described characteristics. Attentive players can use the Immortal's color changes to note when a swarm is truly dying out.</text:span></text:p>
      <text:p text:style-name="P11"><text:tab/></text:p>
      <text:p text:style-name="P43"><text:span text:style-name="T35"><text:tab/></text:span><text:span text:style-name="T34">The role of The Immortal is to be a persistent, disruptive threat that gently nudges players out of safety or outright frightens them with its sudden presence. It makes bunkers</text:span><text:span text:style-name="T52"> and godspots</text:span><text:span text:style-name="T34"> largely untenable because of its invincible nature, and does a good job of blocking suppressing fire from players while they are inside the small chokepoints formed by long, drilled tunnels - an otherwise unbeatable strategy.</text:span></text:p>
      <text:p text:style-name="P43"/>
      <text:p text:style-name="P44"><text:tab/>The Immortal is not entirely a detrimental force: it regularly spawns orbs that drop a modest amount of health on destruction - this contrasts its otherwise obstructive nature and allows The Immortal to be a dynamic force in the outcome of missions.</text:p>
      <text:h text:style-name="P27" text:outline-level="2"><text:bookmark-start text:name="__RefHeading___Toc127_2320737961"/><text:soft-page-break/>The Reacher<text:bookmark-end text:name="__RefHeading___Toc127_2320737961"/></text:h>
      <text:p text:style-name="P45"><text:span text:style-name="T28"><text:tab/></text:span><text:span text:style-name="T31">A large variant of the Cave Leech</text:span><text:span text:style-name="T28"> that heals slowly over time and has an extremely long reach for grabbing players. Its slower reaching speed and longer range serve to surprise and frighten players while testing their environmental awareness as the slow motion can be difficult to notice during frantic moments.</text:span></text:p>
      <text:h text:style-name="Heading_20_2" text:outline-level="2">Q'ronar Devastator<text:span text:style-name="T54"> and Tidelet</text:span></text:h>
      <text:p text:style-name="P50"><text:tab/>A tough and agile member of the Q'ronar family, this red behemoth launches itself around the cave while <text:span text:style-name="T54">spawning a steady trickle of pressure from Q'ronar Tidelets. Its relatively unpredictable nature makes low elevations and shield holding much more dangerous.</text:span></text:p>
      <text:p text:style-name="P50"/>
      <text:p text:style-name="P51"><text:tab/>The Q'ronar Tidelets themselves are blue Younglings, permanently coiled into a ball. Their purpose is to reduce the efficacy of shields and bunkers by violently displacing players; fortunately Tidelets are quickly dispatched by any brief period of concentrated gunfire.</text:p>
      <text:h text:style-name="P21" text:outline-level="1"><text:bookmark-start text:name="__RefHeading___Toc101_2320737961"/>Swarms<text:bookmark-end text:name="__RefHeading___Toc101_2320737961"/></text:h>
      <text:p text:style-name="P46">I'll get to this lat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text-properties style:font-name="Arial1" fo:font-family="Arial" style:font-family-generic="swiss" style:font-pitch="variable" officeooo:rsid="00314d7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4pt" style:font-size-asian="14pt"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12T20:59:42.887000000</meta:creation-date>
    <meta:editing-duration>P0D</meta:editing-duration>
    <meta:editing-cycles>1</meta:editing-cycles>
    <meta:generator>LibreOffice/7.5.0.3$Windows_X86_64 LibreOffice_project/c21113d003cd3efa8c53188764377a8272d9d6de</meta:generator>
    <meta:document-statistic meta:table-count="0" meta:image-count="0" meta:object-count="0" meta:page-count="11" meta:paragraph-count="96" meta:word-count="2125" meta:character-count="13143" meta:non-whitespace-character-count="11067"/>
  </office:meta>
</office:document-meta>
</file>